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69cm" fo:min-width="9.75cm"/>
    </style:style>
    <style:style style:name="gr2" style:family="graphic" style:parent-style-name="standard">
      <style:graphic-properties draw:textarea-horizontal-align="justify" draw:textarea-vertical-align="middle" draw:auto-grow-height="false" fo:min-height="1.269cm" fo:min-width="1.241cm"/>
    </style:style>
    <style:style style:name="gr3" style:family="graphic" style:parent-style-name="standard">
      <style:graphic-properties draw:textarea-horizontal-align="justify" draw:textarea-vertical-align="middle" draw:auto-grow-height="false" fo:min-height="1.269cm" fo:min-width="3.019cm"/>
    </style:style>
    <style:style style:name="gr4" style:family="graphic" style:parent-style-name="standard">
      <style:graphic-properties draw:textarea-horizontal-align="justify" draw:textarea-vertical-align="middle" draw:auto-grow-height="false" fo:min-height="1.269cm" fo:min-width="2.003cm"/>
    </style:style>
    <style:style style:name="gr5" style:family="graphic" style:parent-style-name="standard">
      <style:graphic-properties draw:textarea-horizontal-align="justify" draw:textarea-vertical-align="middle" draw:auto-grow-height="false" fo:min-height="1.269cm" fo:min-width="1.6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19cm" fo:min-width="0.562cm"/>
    </style:style>
    <style:style style:name="gr8" style:family="graphic" style:parent-style-name="standard">
      <style:graphic-properties draw:textarea-horizontal-align="justify" draw:textarea-vertical-align="middle" draw:auto-grow-height="false" fo:min-height="1.269cm" fo:min-width="1.749cm"/>
    </style:style>
    <style:style style:name="gr9" style:family="graphic" style:parent-style-name="standard">
      <style:graphic-properties draw:textarea-horizontal-align="justify" draw:textarea-vertical-align="middle" draw:auto-grow-height="false" fo:min-height="1.285cm" fo:min-width="0.876cm"/>
    </style:style>
    <style:style style:name="gr10" style:family="graphic" style:parent-style-name="standard">
      <style:graphic-properties draw:textarea-horizontal-align="justify" draw:textarea-vertical-align="middle" draw:auto-grow-height="false" fo:min-height="1.269cm" fo:min-width="1.495cm"/>
    </style:style>
    <style:style style:name="gr11" style:family="graphic" style:parent-style-name="standard">
      <style:graphic-properties draw:textarea-horizontal-align="justify" draw:textarea-vertical-align="middle" draw:auto-grow-height="false" fo:min-height="1.269cm" fo:min-width="4.162cm"/>
    </style:style>
    <style:style style:name="gr12" style:family="graphic" style:parent-style-name="standard">
      <style:graphic-properties draw:textarea-horizontal-align="justify" draw:textarea-vertical-align="middle" draw:auto-grow-height="false" fo:min-height="1.269cm" fo:min-width="1.368cm"/>
    </style:style>
    <style:style style:name="gr13" style:family="graphic" style:parent-style-name="standard">
      <style:graphic-properties draw:textarea-horizontal-align="justify" draw:textarea-vertical-align="middle" draw:auto-grow-height="false" fo:min-height="1.269cm" fo:min-width="2.511cm"/>
    </style:style>
    <style:style style:name="gr14" style:family="graphic" style:parent-style-name="standard">
      <style:graphic-properties draw:textarea-horizontal-align="justify" draw:textarea-vertical-align="middle" draw:auto-grow-height="false" fo:min-height="1.269cm" fo:min-width="1.876cm"/>
    </style:style>
    <style:style style:name="gr15" style:family="graphic" style:parent-style-name="standard">
      <style:graphic-properties draw:textarea-horizontal-align="justify" draw:textarea-vertical-align="middle" draw:auto-grow-height="false" fo:min-height="1.269cm" fo:min-width="2.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414cm" svg:height="1.683cm" svg:x="8.112cm" svg:y="18.748cm">
          <text:p text:style-name="P1">i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1.905cm" svg:height="1.683cm" svg:x="9.763cm" svg:y="10.271cm">
          <text:p text:style-name="P1">so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905cm" svg:height="1.683cm" svg:x="14.613cm" svg:y="14.145cm">
          <text:p text:style-name="P1">med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3.683cm" svg:height="1.683cm" svg:x="18.145cm" svg:y="13.922cm">
          <text:p text:style-name="P1">te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2.667cm" svg:height="1.683cm" svg:x="23.352cm" svg:y="15.097cm">
          <text:p text:style-name="P1">lif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2.286cm" svg:height="1.683cm" svg:x="6.461cm" svg:y="13.922cm">
          <text:p text:style-name="P1">leg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3.319cm" svg:y1="18.748cm" svg:x2="7.604cm" svg:y2="15.605cm" draw:start-shape="id1" draw:start-glue-point="0" draw:end-shape="id2" draw:end-glue-point="2" svg:d="M13319 18748v-1572h-5715v-1571" svg:viewBox="0 0 5716 3144">
          <text:p/>
        </draw:connector>
        <draw:connector draw:style-name="gr6" draw:text-style-name="P2" draw:layer="layout" svg:x1="15.565cm" svg:y1="14.145cm" svg:x2="10.715cm" svg:y2="11.954cm" draw:start-shape="id3" draw:end-shape="id4" draw:end-glue-point="2" svg:d="M15565 14145v-1096h-4850v-1095" svg:viewBox="0 0 4851 2192">
          <text:p/>
        </draw:connector>
        <draw:connector draw:style-name="gr6" draw:text-style-name="P2" draw:layer="layout" svg:x1="13.319cm" svg:y1="18.748cm" svg:x2="15.565cm" svg:y2="15.828cm" draw:start-shape="id1" draw:start-glue-point="0" draw:end-shape="id3" draw:end-glue-point="2" svg:d="M13319 18748v-1460h2246v-1460" svg:viewBox="0 0 2247 2921">
          <text:p/>
        </draw:connector>
        <draw:connector draw:style-name="gr6" draw:text-style-name="P2" draw:layer="layout" svg:x1="13.319cm" svg:y1="18.748cm" svg:x2="19.986cm" svg:y2="15.605cm" draw:start-shape="id1" draw:start-glue-point="0" draw:end-shape="id5" draw:end-glue-point="2" svg:d="M13319 18748v-1572h6667v-1571" svg:viewBox="0 0 6668 3144">
          <text:p/>
        </draw:connector>
        <draw:connector draw:style-name="gr6" draw:text-style-name="P2" draw:layer="layout" svg:x1="13.319cm" svg:y1="18.748cm" svg:x2="24.685cm" svg:y2="16.78cm" draw:start-shape="id1" draw:start-glue-point="0" draw:end-shape="id6" draw:end-glue-point="2" svg:d="M13319 18748v-984h11366v-984" svg:viewBox="0 0 11367 1969">
          <text:p/>
        </draw:connector>
        <draw:custom-shape draw:style-name="gr7" draw:text-style-name="P1" xml:id="id10" draw:id="id10" draw:layer="layout" svg:width="1.176cm" svg:height="1.683cm" svg:x="11.541cm" svg:y="7.191cm">
          <text:p text:style-name="P1">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8" draw:id="id8" draw:layer="layout" svg:width="2.413cm" svg:height="1.683cm" svg:x="14.843cm" svg:y="7.223cm">
          <text:p text:style-name="P1">htm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9" draw:id="id9" draw:layer="layout" svg:width="1.524cm" svg:height="1.683cm" svg:x="13.065cm" svg:y="7.191cm">
          <text:p text:style-name="P1">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2" draw:id="id12" draw:layer="layout" svg:width="2.159cm" svg:height="1.683cm" svg:x="24.495cm" svg:y="10.398cm">
          <text:p text:style-name="P1">per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1" draw:id="id11" draw:layer="layout" svg:width="1.524cm" svg:height="1.683cm" svg:x="22.844cm" svg:y="10.398cm">
          <text:p text:style-name="P1">a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3.001cm" svg:y1="10.271cm" svg:x2="16.049cm" svg:y2="8.906cm" draw:start-shape="id7" draw:end-shape="id8" draw:end-glue-point="2" svg:d="M13001 10271v-683h3048v-682" svg:viewBox="0 0 3049 1366">
          <text:p/>
        </draw:connector>
        <draw:connector draw:style-name="gr6" draw:text-style-name="P2" draw:layer="layout" svg:x1="13.001cm" svg:y1="10.271cm" svg:x2="13.827cm" svg:y2="8.874cm" draw:start-shape="id7" draw:start-glue-point="0" draw:end-shape="id9" draw:end-glue-point="2" svg:d="M13001 10271v-699h826v-698" svg:viewBox="0 0 827 1398">
          <text:p/>
        </draw:connector>
        <draw:connector draw:style-name="gr6" draw:text-style-name="P2" draw:layer="layout" svg:x1="13.001cm" svg:y1="10.271cm" svg:x2="12.129cm" svg:y2="8.874cm" draw:start-shape="id7" draw:end-shape="id10" svg:d="M13001 10271v-699h-872v-698" svg:viewBox="0 0 873 1398">
          <text:p/>
        </draw:connector>
        <draw:connector draw:style-name="gr6" draw:text-style-name="P2" draw:layer="layout" svg:x1="24.685cm" svg:y1="15.097cm" svg:x2="23.606cm" svg:y2="12.081cm" draw:start-shape="id6" draw:start-glue-point="0" draw:end-shape="id11" draw:end-glue-point="2" svg:d="M24685 15097v-1508h-1079v-1508" svg:viewBox="0 0 1080 3017">
          <text:p/>
        </draw:connector>
        <draw:connector draw:style-name="gr6" draw:text-style-name="P2" draw:layer="layout" svg:x1="24.685cm" svg:y1="15.097cm" svg:x2="25.574cm" svg:y2="12.081cm" draw:start-shape="id6" draw:start-glue-point="0" draw:end-shape="id12" svg:d="M24685 15097v-1508h889v-1508" svg:viewBox="0 0 890 3017">
          <text:p/>
        </draw:connector>
        <draw:custom-shape draw:style-name="gr9" draw:text-style-name="P1" xml:id="id13" draw:id="id13" draw:layer="layout" svg:width="1.524cm" svg:height="1.683cm" svg:x="17.637cm" svg:y="10.398cm">
          <text:p text:style-name="P1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9.986cm" svg:y1="13.922cm" svg:x2="18.399cm" svg:y2="12.081cm" draw:start-shape="id5" draw:start-glue-point="0" draw:end-shape="id13" svg:d="M19986 13922v-921h-1587v-920" svg:viewBox="0 0 1588 1842">
          <text:p/>
        </draw:connector>
        <draw:custom-shape draw:style-name="gr10" draw:text-style-name="P1" xml:id="id7" draw:id="id7" draw:layer="layout" svg:width="2.159cm" svg:height="1.683cm" svg:x="11.922cm" svg:y="10.271cm">
          <text:p text:style-name="P1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5.565cm" svg:y1="14.145cm" svg:x2="13.001cm" svg:y2="11.954cm" draw:start-shape="id3" draw:start-glue-point="0" draw:end-shape="id7" svg:d="M15565 14145v-1096h-2564v-1095" svg:viewBox="0 0 2565 2192">
          <text:p/>
        </draw:connector>
        <draw:custom-shape draw:style-name="gr11" draw:text-style-name="P1" xml:id="id14" draw:id="id14" draw:layer="layout" svg:width="4.826cm" svg:height="1.683cm" svg:x="4.683cm" svg:y="3.127cm">
          <text:p text:style-name="P1">Constit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2.129cm" svg:y1="7.191cm" svg:x2="7.096cm" svg:y2="4.81cm" draw:start-shape="id10" draw:start-glue-point="0" draw:end-shape="id14" draw:end-glue-point="2" svg:d="M12129 7191v-1191h-5033v-1190" svg:viewBox="0 0 5034 2382">
          <text:p/>
        </draw:connector>
        <draw:custom-shape draw:style-name="gr12" draw:text-style-name="P1" xml:id="id16" draw:id="id16" draw:layer="layout" svg:width="2.032cm" svg:height="1.683cm" svg:x="25.511cm" svg:y="3cm">
          <text:p text:style-name="P1">isys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9" draw:id="id19" draw:layer="layout" svg:width="2.667cm" svg:height="1.683cm" svg:x="19.542cm" svg:y="3.032cm">
          <text:p text:style-name="P1">gu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7" draw:id="id17" draw:layer="layout" svg:width="2.667cm" svg:height="1.683cm" svg:x="22.59cm" svg:y="3cm">
          <text:p text:style-name="P1">vlani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25.701cm" svg:y1="7.191cm" svg:x2="26.527cm" svg:y2="4.683cm" draw:start-shape="id15" draw:end-shape="id16" svg:d="M25701 7191v-1254h826v-1254" svg:viewBox="0 0 827 2509">
          <text:p/>
        </draw:connector>
        <draw:connector draw:style-name="gr6" draw:text-style-name="P2" draw:layer="layout" svg:x1="25.701cm" svg:y1="7.191cm" svg:x2="23.923cm" svg:y2="4.683cm" draw:start-shape="id15" draw:end-shape="id17" draw:end-glue-point="2" svg:d="M25701 7191v-1254h-1778v-1254" svg:viewBox="0 0 1779 2509">
          <text:p/>
        </draw:connector>
        <draw:connector draw:style-name="gr6" draw:text-style-name="P2" draw:layer="layout" svg:x1="21.447cm" svg:y1="7.223cm" svg:x2="20.875cm" svg:y2="4.715cm" draw:start-shape="id18" draw:end-shape="id19" draw:end-glue-point="2" svg:d="M21447 7223v-1254h-572v-1254" svg:viewBox="0 0 573 2509">
          <text:p/>
        </draw:connector>
        <draw:connector draw:style-name="gr6" draw:text-style-name="P2" draw:layer="layout" svg:x1="24.685cm" svg:y1="15.097cm" svg:x2="21.002cm" svg:y2="12.081cm" draw:start-shape="id6" draw:end-shape="id20" draw:end-glue-point="2" svg:d="M24685 15097v-1508h-3683v-1508" svg:viewBox="0 0 3684 3017">
          <text:p/>
        </draw:connector>
        <draw:custom-shape draw:style-name="gr3" draw:text-style-name="P1" xml:id="id23" draw:id="id23" draw:layer="layout" svg:width="3.683cm" svg:height="1.683cm" svg:x="1.127cm" svg:y="13.922cm">
          <text:p text:style-name="P1">mon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1.905cm" svg:height="1.683cm" svg:x="24.749cm" svg:y="7.191cm">
          <text:p text:style-name="P1">adu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25.574cm" svg:y1="10.398cm" svg:x2="25.701cm" svg:y2="8.874cm" draw:start-shape="id12" draw:start-glue-point="0" draw:end-shape="id15" svg:d="M25574 10398v-762h127v-762" svg:viewBox="0 0 128 1525">
          <text:p/>
        </draw:connector>
        <draw:custom-shape draw:style-name="gr2" draw:text-style-name="P1" xml:id="id21" draw:id="id21" draw:layer="layout" svg:width="1.905cm" svg:height="1.683cm" svg:x="22.59cm" svg:y="7.191cm">
          <text:p text:style-name="P1">min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25.574cm" svg:y1="10.398cm" svg:x2="23.542cm" svg:y2="8.874cm" draw:start-shape="id12" draw:end-shape="id21" draw:end-glue-point="2" svg:d="M25574 10398v-762h-2032v-762" svg:viewBox="0 0 2033 1525">
          <text:p/>
        </draw:connector>
        <draw:custom-shape draw:style-name="gr9" draw:text-style-name="P1" xml:id="id18" draw:id="id18" draw:layer="layout" svg:width="1.524cm" svg:height="1.683cm" svg:x="20.685cm" svg:y="7.223cm">
          <text:p text:style-name="P1">p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0" draw:id="id20" draw:layer="layout" svg:width="3.175cm" svg:height="1.683cm" svg:x="19.415cm" svg:y="10.398cm">
          <text:p text:style-name="P1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21.002cm" svg:y1="10.398cm" svg:x2="21.447cm" svg:y2="8.906cm" draw:start-shape="id20" draw:end-shape="id18" draw:end-glue-point="2" svg:d="M21002 10398v-746h445v-746" svg:viewBox="0 0 446 1493">
          <text:p/>
        </draw:connector>
        <draw:custom-shape draw:style-name="gr9" draw:text-style-name="P1" draw:layer="layout" svg:width="1.524cm" svg:height="1.683cm" svg:x="15.986cm" svg:y="10.398cm">
          <text:p text:style-name="P1">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24cm" svg:height="1.683cm" svg:x="14.335cm" svg:y="10.398cm">
          <text:p text:style-name="P1">b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9.986cm" svg:y1="13.922cm" svg:x2="21.002cm" svg:y2="12.081cm" draw:start-shape="id5" draw:end-shape="id20" draw:end-glue-point="2" svg:d="M19986 13922v-921h1016v-920" svg:viewBox="0 0 1017 1842">
          <text:p/>
        </draw:connector>
        <draw:connector draw:style-name="gr6" draw:text-style-name="P2" draw:layer="layout" svg:x1="19.986cm" svg:y1="13.922cm" svg:x2="23.606cm" svg:y2="12.081cm" draw:start-shape="id5" draw:end-shape="id11" draw:end-glue-point="2" svg:d="M19986 13922v-921h3620v-920" svg:viewBox="0 0 3621 1842">
          <text:p/>
        </draw:connector>
        <draw:custom-shape draw:style-name="gr2" draw:text-style-name="P1" xml:id="id22" draw:id="id22" draw:layer="layout" svg:width="1.905cm" svg:height="1.683cm" svg:x="7.604cm" svg:y="10.271cm">
          <text:p text:style-name="P1">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5.565cm" svg:y1="14.145cm" svg:x2="8.556cm" svg:y2="11.954cm" draw:start-shape="id3" draw:start-glue-point="0" draw:end-shape="id22" draw:end-glue-point="2" svg:d="M15565 14145v-1096h-7009v-1095" svg:viewBox="0 0 7010 2192">
          <text:p/>
        </draw:connector>
        <draw:custom-shape draw:style-name="gr2" draw:text-style-name="P1" xml:id="id24" draw:id="id24" draw:layer="layout" svg:width="1.905cm" svg:height="1.683cm" svg:x="1.381cm" svg:y="10.239cm">
          <text:p text:style-name="P1">co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6" draw:id="id26" draw:layer="layout" svg:width="1.905cm" svg:height="1.683cm" svg:x="0.111cm" svg:y="3.159cm">
          <text:p text:style-name="P1">XG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5" draw:id="id25" draw:layer="layout" svg:width="2.032cm" svg:height="1.683cm" svg:x="0.746cm" svg:y="7.096cm">
          <text:p text:style-name="P1">led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3.319cm" svg:y1="18.748cm" svg:x2="2.968cm" svg:y2="15.605cm" draw:start-shape="id1" draw:end-shape="id23" draw:end-glue-point="2" svg:d="M13319 18748v-1572h-10351v-1571" svg:viewBox="0 0 10352 3144">
          <text:p/>
        </draw:connector>
        <draw:connector draw:style-name="gr6" draw:text-style-name="P2" draw:layer="layout" svg:x1="2.968cm" svg:y1="13.922cm" svg:x2="2.333cm" svg:y2="11.922cm" draw:start-shape="id23" draw:end-shape="id24" draw:end-glue-point="2" svg:d="M2968 13922v-1000h-635v-1000" svg:viewBox="0 0 636 2001">
          <text:p/>
        </draw:connector>
        <draw:connector draw:style-name="gr6" draw:text-style-name="P2" draw:layer="layout" svg:x1="2.333cm" svg:y1="10.239cm" svg:x2="1.762cm" svg:y2="8.779cm" draw:start-shape="id24" draw:end-shape="id25" draw:end-glue-point="2" svg:d="M2333 10239v-730h-571v-730" svg:viewBox="0 0 572 1461">
          <text:p/>
        </draw:connector>
        <draw:connector draw:style-name="gr6" draw:text-style-name="P2" draw:layer="layout" svg:x1="1.762cm" svg:y1="7.096cm" svg:x2="1.063cm" svg:y2="4.842cm" draw:start-shape="id25" draw:end-shape="id26" draw:end-glue-point="2" svg:d="M1762 7096v-1127h-699v-1127" svg:viewBox="0 0 700 2255">
          <text:p/>
        </draw:connector>
        <draw:custom-shape draw:style-name="gr2" draw:text-style-name="P1" xml:id="id27" draw:id="id27" draw:layer="layout" svg:width="1.905cm" svg:height="1.683cm" svg:x="2.397cm" svg:y="3.159cm">
          <text:p text:style-name="P1">P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.762cm" svg:y1="7.096cm" svg:x2="3.349cm" svg:y2="4.842cm" draw:start-shape="id25" draw:start-glue-point="0" draw:end-shape="id27" draw:end-glue-point="2" svg:d="M1762 7096v-1127h1587v-1127" svg:viewBox="0 0 1588 2255">
          <text:p/>
        </draw:connector>
        <draw:custom-shape draw:style-name="gr10" draw:text-style-name="P1" xml:id="id29" draw:id="id29" draw:layer="layout" svg:width="2.159cm" svg:height="1.683cm" svg:x="4.048cm" svg:y="5.572cm">
          <text:p text:style-name="P1">cla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28" draw:id="id28" draw:layer="layout" svg:width="2.54cm" svg:height="1.683cm" svg:x="4.556cm" svg:y="10.271cm">
          <text:p text:style-name="P1">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7.604cm" svg:y1="13.922cm" svg:x2="5.826cm" svg:y2="11.954cm" draw:start-shape="id2" draw:start-glue-point="0" draw:end-shape="id28" draw:end-glue-point="2" svg:d="M7604 13922v-984h-1778v-984" svg:viewBox="0 0 1779 1969">
          <text:p/>
        </draw:connector>
        <draw:connector draw:style-name="gr6" draw:text-style-name="P2" draw:layer="layout" svg:x1="5.826cm" svg:y1="10.271cm" svg:x2="5.127cm" svg:y2="7.255cm" draw:start-shape="id28" draw:start-glue-point="0" draw:end-shape="id29" draw:end-glue-point="2" svg:d="M5826 10271v-1508h-699v-1508" svg:viewBox="0 0 700 3017">
          <text:p/>
        </draw:connector>
        <draw:connector draw:style-name="gr6" draw:text-style-name="P2" draw:layer="layout" svg:x1="5.826cm" svg:y1="10.271cm" svg:x2="7.096cm" svg:y2="4.81cm" draw:start-shape="id28" draw:start-glue-point="0" draw:end-shape="id14" draw:end-glue-point="2" svg:d="M5826 10271v-2731h1270v-2730" svg:viewBox="0 0 1271 5462">
          <text:p/>
        </draw:connector>
        <draw:connector draw:style-name="gr6" draw:text-style-name="P2" draw:layer="layout" svg:x1="16.049cm" svg:y1="7.223cm" svg:x2="17.637cm" svg:y2="4.715cm" draw:start-shape="id8" draw:start-glue-point="0" draw:end-shape="id30" draw:end-glue-point="2" svg:d="M16049 7223v-1254h1588v-1254" svg:viewBox="0 0 1589 2509">
          <text:p/>
        </draw:connector>
        <draw:custom-shape draw:style-name="gr5" draw:text-style-name="P1" xml:id="id30" draw:id="id30" draw:layer="layout" svg:width="2.286cm" svg:height="1.683cm" svg:x="16.494cm" svg:y="3.032cm">
          <text:p text:style-name="P1">Tuto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3.827cm" svg:y1="7.191cm" svg:x2="17.637cm" svg:y2="4.715cm" draw:start-shape="id9" draw:start-glue-point="0" draw:end-shape="id30" draw:end-glue-point="2" svg:d="M13827 7191v-1238h3810v-1238" svg:viewBox="0 0 3811 2477">
          <text:p/>
        </draw:connector>
        <draw:custom-shape draw:style-name="gr9" draw:text-style-name="P1" xml:id="id31" draw:id="id31" draw:layer="layout" svg:width="1.524cm" svg:height="1.683cm" svg:x="14.462cm" svg:y="3.032cm">
          <text:p text:style-name="P1">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2.129cm" svg:y1="7.191cm" svg:x2="15.224cm" svg:y2="4.715cm" draw:start-shape="id10" draw:start-glue-point="0" draw:end-shape="id31" draw:end-glue-point="2" svg:d="M12129 7191v-1238h3095v-1238" svg:viewBox="0 0 3096 2477">
          <text:p/>
        </draw:connector>
        <draw:connector draw:style-name="gr6" draw:text-style-name="P2" draw:layer="layout" svg:x1="12.129cm" svg:y1="7.191cm" svg:x2="17.637cm" svg:y2="4.715cm" draw:start-shape="id10" draw:start-glue-point="0" draw:end-shape="id30" draw:end-glue-point="2" svg:d="M12129 7191v-1238h5508v-1238" svg:viewBox="0 0 5509 2477">
          <text:p/>
        </draw:connector>
        <draw:custom-shape draw:style-name="gr15" draw:text-style-name="P1" xml:id="id32" draw:id="id32" draw:layer="layout" svg:width="2.794cm" svg:height="1.683cm" svg:x="10.271cm" svg:y="3.127cm">
          <text:p text:style-name="P1">guld-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2.129cm" svg:y1="7.191cm" svg:x2="11.668cm" svg:y2="4.81cm" draw:start-shape="id10" draw:end-shape="id32" svg:d="M12129 7191v-1191h-461v-1190" svg:viewBox="0 0 462 2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18:53:30.880362181</meta:creation-date>
    <dc:date>2017-05-30T14:46:05.716748751</dc:date>
    <meta:editing-duration>PT13M47S</meta:editing-duration>
    <meta:editing-cycles>2</meta:editing-cycles>
    <meta:generator>LibreOffice/5.1.6.2$Linux_X86_64 LibreOffice_project/10m0$Build-2</meta:generator>
    <meta:document-statistic meta:object-count="70"/>
  </office:meta>
</office:document-meta>
</file>